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cm" loext:contextual-spacing="false"/>
    </style:style>
    <style:style style:name="P2" style:family="paragraph" style:parent-style-name="Heading_20_1">
      <style:paragraph-properties fo:margin-top="0cm" fo:margin-bottom="0cm" loext:contextual-spacing="false"/>
      <style:text-properties officeooo:paragraph-rsid="001f8537"/>
    </style:style>
    <style:style style:name="P3" style:family="paragraph" style:parent-style-name="Heading_20_2">
      <style:paragraph-properties fo:margin-top="0cm" fo:margin-bottom="0cm" loext:contextual-spacing="false" fo:text-align="end" style:justify-single-word="false"/>
      <style:text-properties style:font-name="MS Gothic"/>
    </style:style>
    <style:style style:name="P4" style:family="paragraph" style:parent-style-name="Standard">
      <style:paragraph-properties fo:margin-left="2cm" fo:margin-right="0cm" fo:margin-top="0cm" fo:margin-bottom="0cm" loext:contextual-spacing="false" fo:text-align="start" style:justify-single-word="false" fo:text-indent="0cm" style:auto-text-indent="false"/>
      <style:text-properties officeooo:paragraph-rsid="001a6094"/>
    </style:style>
    <style:style style:name="P5" style:family="paragraph" style:parent-style-name="Standard">
      <style:paragraph-properties fo:margin-left="1.245cm" fo:margin-right="0cm" fo:margin-top="0cm" fo:margin-bottom="0cm" loext:contextual-spacing="false" fo:text-indent="0cm" style:auto-text-indent="false"/>
    </style:style>
    <style:style style:name="P6" style:family="paragraph" style:parent-style-name="Standard">
      <style:paragraph-properties fo:margin-left="1.245cm" fo:margin-right="0cm" fo:margin-top="0cm" fo:margin-bottom="0cm" loext:contextual-spacing="false" fo:text-align="start" style:justify-single-word="false" fo:text-indent="0cm" style:auto-text-indent="false"/>
      <style:text-properties officeooo:rsid="001a6094" officeooo:paragraph-rsid="001a6094"/>
    </style:style>
    <style:style style:name="P7" style:family="paragraph" style:parent-style-name="Standard">
      <style:paragraph-properties fo:margin-left="1.245cm" fo:margin-right="0cm" fo:margin-top="0cm" fo:margin-bottom="0cm" loext:contextual-spacing="false" fo:text-align="start" style:justify-single-word="false" fo:text-indent="0cm" style:auto-text-indent="false"/>
      <style:text-properties officeooo:paragraph-rsid="001a6094"/>
    </style:style>
    <style:style style:name="P8" style:family="paragraph" style:parent-style-name="Standard">
      <style:paragraph-properties fo:margin-top="0cm" fo:margin-bottom="0cm" loext:contextual-spacing="false" fo:text-align="end" style:justify-single-word="false"/>
      <style:text-properties officeooo:rsid="001a6094" officeooo:paragraph-rsid="001a6094"/>
    </style:style>
    <style:style style:name="P9" style:family="paragraph" style:parent-style-name="Standard">
      <style:paragraph-properties fo:margin-top="0cm" fo:margin-bottom="0cm" loext:contextual-spacing="false" fo:text-align="start" style:justify-single-word="false"/>
      <style:text-properties officeooo:rsid="001a6094" officeooo:paragraph-rsid="001a6094"/>
    </style:style>
    <style:style style:name="P10" style:family="paragraph" style:parent-style-name="Standard">
      <style:paragraph-properties fo:margin-top="0cm" fo:margin-bottom="0cm" loext:contextual-spacing="false" fo:text-align="start" style:justify-single-word="false"/>
      <style:text-properties officeooo:paragraph-rsid="001a6094"/>
    </style:style>
    <style:style style:name="P11" style:family="paragraph" style:parent-style-name="Text_20_body">
      <style:paragraph-properties fo:margin-left="1.245cm" fo:margin-right="0cm" fo:text-indent="0cm" style:auto-text-indent="false"/>
    </style:style>
    <style:style style:name="P12" style:family="paragraph" style:parent-style-name="Text_20_body">
      <style:paragraph-properties fo:margin-left="1.245cm" fo:margin-right="0cm" fo:text-indent="0cm" style:auto-text-indent="false"/>
      <style:text-properties officeooo:paragraph-rsid="002369ed"/>
    </style:style>
    <style:style style:name="P13" style:family="paragraph" style:parent-style-name="Text_20_body" style:master-page-name="">
      <style:paragraph-properties fo:margin-left="1.245cm" fo:margin-right="0cm" fo:margin-top="0cm" fo:margin-bottom="0cm" loext:contextual-spacing="false" fo:text-indent="0cm" style:auto-text-indent="false" style:page-number="auto" style:shadow="none">
        <style:tab-stops/>
      </style:paragraph-properties>
      <style:text-properties officeooo:paragraph-rsid="001cbde7"/>
    </style:style>
    <style:style style:name="P14" style:family="paragraph" style:parent-style-name="Text_20_body">
      <style:paragraph-properties fo:margin-left="1.245cm" fo:margin-right="0cm" fo:margin-top="0cm" fo:margin-bottom="0cm" loext:contextual-spacing="false" fo:text-indent="0cm" style:auto-text-indent="false" style:shadow="none">
        <style:tab-stops/>
      </style:paragraph-properties>
      <style:text-properties officeooo:paragraph-rsid="001cbde7"/>
    </style:style>
    <style:style style:name="P15" style:family="paragraph" style:parent-style-name="Text_20_body">
      <style:paragraph-properties fo:margin-left="1.245cm" fo:margin-right="0cm" fo:margin-top="0cm" fo:margin-bottom="0cm" loext:contextual-spacing="false" fo:text-indent="0cm" style:auto-text-indent="false"/>
    </style:style>
    <style:style style:name="P16" style:family="paragraph" style:parent-style-name="Text_20_body">
      <style:paragraph-properties fo:margin-left="1.245cm" fo:margin-right="0cm" fo:margin-top="0cm" fo:margin-bottom="0cm" loext:contextual-spacing="false" fo:text-indent="0cm" style:auto-text-indent="false"/>
      <style:text-properties officeooo:paragraph-rsid="001f8537"/>
    </style:style>
    <style:style style:name="P17" style:family="paragraph" style:parent-style-name="Text_20_body">
      <style:paragraph-properties fo:margin-left="1.245cm" fo:margin-right="0cm" fo:margin-top="0cm" fo:margin-bottom="0cm" loext:contextual-spacing="false" fo:text-indent="0cm" style:auto-text-indent="false"/>
      <style:text-properties officeooo:rsid="00226c92" officeooo:paragraph-rsid="00226c92"/>
    </style:style>
    <style:style style:name="P18" style:family="paragraph" style:parent-style-name="Text_20_body">
      <style:paragraph-properties fo:margin-left="1.245cm" fo:margin-right="0cm" fo:margin-top="0cm" fo:margin-bottom="0cm" loext:contextual-spacing="false" fo:text-indent="0cm" style:auto-text-indent="false"/>
      <style:text-properties officeooo:paragraph-rsid="001cbde7"/>
    </style:style>
    <style:style style:name="P19" style:family="paragraph" style:parent-style-name="Text_20_body">
      <style:paragraph-properties fo:margin-left="1.245cm" fo:margin-right="0cm" fo:margin-top="0cm" fo:margin-bottom="0cm" loext:contextual-spacing="false" fo:text-indent="0cm" style:auto-text-indent="false"/>
      <style:text-properties officeooo:paragraph-rsid="001d17a4"/>
    </style:style>
    <style:style style:name="P20" style:family="paragraph" style:parent-style-name="Text_20_body">
      <style:paragraph-properties fo:margin-left="1.245cm" fo:margin-right="0cm" fo:margin-top="0cm" fo:margin-bottom="0cm" loext:contextual-spacing="false" fo:text-indent="0cm" style:auto-text-indent="false"/>
      <style:text-properties officeooo:rsid="001d17a4" officeooo:paragraph-rsid="001d17a4"/>
    </style:style>
    <style:style style:name="P21" style:family="paragraph" style:parent-style-name="Text_20_body">
      <style:paragraph-properties fo:margin-left="1.245cm" fo:margin-right="0cm" fo:margin-top="0cm" fo:margin-bottom="0cm" loext:contextual-spacing="false" fo:text-indent="0cm" style:auto-text-indent="false"/>
      <style:text-properties officeooo:paragraph-rsid="00226c92"/>
    </style:style>
    <style:style style:name="P22" style:family="paragraph" style:parent-style-name="Text_20_body">
      <style:paragraph-properties fo:margin-left="0cm" fo:margin-right="0cm" fo:margin-top="0cm" fo:margin-bottom="0cm" loext:contextual-spacing="false" fo:text-indent="0cm" style:auto-text-indent="false"/>
      <style:text-properties officeooo:rsid="001d17a4" officeooo:paragraph-rsid="001d17a4"/>
    </style:style>
    <style:style style:name="P23" style:family="paragraph" style:parent-style-name="Text_20_body">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officeooo:paragraph-rsid="001f8537"/>
    </style:style>
    <style:style style:name="P25" style:family="paragraph" style:parent-style-name="Text_20_body">
      <style:paragraph-properties fo:margin-left="1.245cm" fo:margin-right="0cm" fo:margin-top="0cm" fo:margin-bottom="0cm" loext:contextual-spacing="false" fo:text-indent="0cm" style:auto-text-indent="false"/>
    </style:style>
    <style:style style:name="P26" style:family="paragraph" style:parent-style-name="Heading_20_5">
      <style:paragraph-properties fo:margin-top="0cm" fo:margin-bottom="0cm" loext:contextual-spacing="false"/>
    </style:style>
    <style:style style:name="P27" style:family="paragraph" style:parent-style-name="Heading_20_5">
      <style:paragraph-properties fo:margin-top="0cm" fo:margin-bottom="0cm" loext:contextual-spacing="false"/>
      <style:text-properties officeooo:paragraph-rsid="001f8537"/>
    </style:style>
    <style:style style:name="T1" style:family="text">
      <style:text-properties officeooo:rsid="001a6094"/>
    </style:style>
    <style:style style:name="T2" style:family="text">
      <style:text-properties fo:font-style="italic"/>
    </style:style>
    <style:style style:name="T3" style:family="text">
      <style:text-properties officeooo:rsid="001cbde7"/>
    </style:style>
    <style:style style:name="T4" style:family="text">
      <style:text-properties officeooo:rsid="001d17a4"/>
    </style:style>
    <style:style style:name="T5" style:family="text">
      <style:text-properties officeooo:rsid="001dc4a1"/>
    </style:style>
    <style:style style:name="T6" style:family="text">
      <style:text-properties officeooo:rsid="001f8537"/>
    </style:style>
    <style:style style:name="T7" style:family="text">
      <style:text-properties officeooo:rsid="00226c92"/>
    </style:style>
    <style:style style:name="T8" style:family="text">
      <style:text-properties officeooo:rsid="002369ed"/>
    </style:style>
    <style:style style:name="T9" style:family="text">
      <style:text-properties officeooo:rsid="00245a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1 Spécialisation Histoire de l’art médiéval — <text:s/>C. Gensbeitel</text:p>
      <text:p text:style-name="P8">Les objets de l’histoire de l’art médiéval </text:p>
      <text:p text:style-name="P8"/>
      <text:h text:style-name="P3" text:outline-level="2">Lexique</text:h>
      <text:h text:style-name="P1" text:outline-level="1"><text:span text:style-name="T1">L’architecture — 1. Les monuments religieux </text:span></text:h>
      <text:p text:style-name="P10"/>
      <text:h text:style-name="P26" text:outline-level="5">Église (terme générique) :</text:h>
      <text:p text:style-name="P7">Assemblée des chrétiens en général ; et, dans un sens plus restreint, toute assemblée ou communion de personnes unies par une même foi chrétienne. </text:p>
      <text:p text:style-name="P4"/>
      <text:h text:style-name="P26" text:outline-level="5">Basilique <text:span text:style-name="T1">(titre honorifique) </text:span>:</text:h>
      <text:p text:style-name="P6">Édifice couvert, généralement de forme rectangulaire, divisé en plusieurs nefs par des colonnes et qui était affecté chez les Romains à divers usages publics, justice, commerce, banque ou simple promenade. Il s’est dit plus tard d’un Édifice de ce genre consacré au culte chrétien. <text:span text:style-name="T2">À partir de Constantin, beaucoup d’églises chrétiennes furent appelées basiliques. </text:span>Ce terme désigne aujourd’hui des églises abritant le corps d’un saint ou une relique insigne ; ou bien, comme titre purement honorifique, des Sanctuaires que les papes veulent particulièrement honorer. </text:p>
      <text:p text:style-name="P6"/>
      <text:h text:style-name="P26" text:outline-level="5">Cathédrale <text:span text:style-name="T1">(siège d’un évêque) </text:span>:</text:h>
      <text:p text:style-name="P15">Qui est le siège de l’autorité épiscopale dans un diocèse. </text:p>
      <text:p text:style-name="P15"/>
      <text:h text:style-name="P26" text:outline-level="5">Collégiale :</text:h>
      <text:p text:style-name="P15">Qui a rapport à un collège de chanoines. <text:span text:style-name="T2">Église collégiale, </text:span>Chapitre de chanoines sans siège épiscopal. </text:p>
      <text:p text:style-name="P15"/>
      <text:h text:style-name="P26" text:outline-level="5">Abbatiale/prieurale :</text:h>
      <text:p text:style-name="P13">Qui appartient, qui a rapport à l’abbé, à l’abbesse ou à l’abbaye. </text:p>
      <text:p text:style-name="P14">Qui appartient, qui a rapport à un prieur, un prieuré <text:span text:style-name="T3">(s</text:span>upérieur(e) d’un couvent d’hommes ou de femmes détaché(e) d’une abbaye<text:span text:style-name="T3">)</text:span>.</text:p>
      <text:p text:style-name="P14"/>
      <text:h text:style-name="P26" text:outline-level="5">Paroissiale :</text:h>
      <text:p text:style-name="P15">Qui appartient à la paroisse. <text:span text:style-name="T2">Église, messe paroissiale. Conseil paroissial</text:span>. </text:p>
      <text:p text:style-name="P15"/>
      <text:h text:style-name="P26" text:outline-level="5">Chapelle :</text:h>
      <text:p text:style-name="P15">Lieu consacré dans lequel on conservait les reliques des saints ou les trésors des églises. </text:p>
      <text:p text:style-name="P15">Petite église secondaire dépendant d’une paroisse. </text:p>
      <text:p text:style-name="P23"/>
      <text:h text:style-name="P26" text:outline-level="5">Baptistère :</text:h>
      <text:p text:style-name="P15">Petit édifice élevé près d’une basilique, d’une cathédrale, etc., pour l’administration du baptême.</text:p>
      <text:h text:style-name="P26" text:outline-level="5"/>
      <text:h text:style-name="P26" text:outline-level="5">Mausolée :</text:h>
      <text:p text:style-name="P18">Grand et riche monument funéraire ; par allusion à celui que la reine Artémise fit élever à Mausole, son mari. </text:p>
      <text:p text:style-name="P9"/>
      <text:h text:style-name="P26" text:outline-level="5">Monastère (Abbaye, prieuré) :</text:h>
      <text:p text:style-name="P15">Édifice, ensemble de bâtiments habité par des moines ou des moniales vivant sous la même règle. </text:p>
      <text:h text:style-name="P26" text:outline-level="5"/>
      <text:h text:style-name="P26" text:outline-level="5">Cloître :</text:h>
      <text:p text:style-name="P15">Partie d’une maison religieuse séparée par une clôture du reste du bâtiment et qui est interdite aux laïcs.</text:p>
      <text:p text:style-name="P9"><text:soft-page-break/></text:p>
      <text:h text:style-name="P1" text:outline-level="1">L’architecture — 2. Les constructions militaires </text:h>
      <text:p text:style-name="P23"/>
      <text:h text:style-name="P26" text:outline-level="5">Château (–fort)/forteresse :</text:h>
      <text:p text:style-name="P15">Lieu fortifié de plus ou moins grande étendue, destiné à défendre une place ou une région. </text:p>
      <text:h text:style-name="P26" text:outline-level="5"/>
      <text:h text:style-name="P26" text:outline-level="5"><text:span text:style-name="T4">Donjon/tours :</text:span></text:h>
      <text:p text:style-name="P15">Tour maîtresse d’un château fort, généralement isolée de la construction, ayant ses fortifications particulières, et servant de dernier refuge aux défenseurs. </text:p>
      <text:h text:style-name="P26" text:outline-level="5"/>
      <text:h text:style-name="P26" text:outline-level="5">Logis seigneurial :</text:h>
      <text:p text:style-name="P19"><text:span text:style-name="T4">U</text:span>n vaste bâtiment situé la plupart du temps dans le donjon et réservé à l’usage du seigneur et de sa famille.</text:p>
      <text:h text:style-name="P26" text:outline-level="5"/>
      <text:h text:style-name="P26" text:outline-level="5">Enceinte/remparts :</text:h>
      <text:p text:style-name="P15">Paroi haute et infranchissable qui borde ou entoure quelque chose. </text:p>
      <text:p text:style-name="P15">Courtine (Mur, ordinairement rectiligne, reliant deux bastions.)</text:p>
      <text:h text:style-name="P26" text:outline-level="5"/>
      <text:h text:style-name="P26" text:outline-level="5">Motte :</text:h>
      <text:p text:style-name="P15">Butte naturelle ou artificielle sur laquelle était édifié un château fort ou sur laquelle s’élevaient un moulin à vent, une habitation, un monument. </text:p>
      <text:h text:style-name="P26" text:outline-level="5"/>
      <text:h text:style-name="P26" text:outline-level="5">Maison forte :</text:h>
      <text:p text:style-name="P20">Maison fortifiée.</text:p>
      <text:p text:style-name="P22"/>
      <text:h text:style-name="P1" text:outline-level="1">L’architecture – 3. L’architecture civile </text:h>
      <text:p text:style-name="P23"/>
      <text:h text:style-name="P26" text:outline-level="5">Maison</text:h>
      <text:h text:style-name="P26" text:outline-level="5">Habitation</text:h>
      <text:h text:style-name="P26" text:outline-level="5">Demeure urbaine</text:h>
      <text:p text:style-name="P23"/>
      <text:h text:style-name="P26" text:outline-level="5">Palais (épiscopal, ducal, comtal..) :</text:h>
      <text:p text:style-name="P15">Vaste demeure luxueuse d'un personnage important.</text:p>
      <text:h text:style-name="P26" text:outline-level="5"/>
      <text:h text:style-name="P26" text:outline-level="5">Aula :</text:h>
      <text:p text:style-name="P15"><text:span text:style-name="T5">L</text:span>a grande salle seigneuriale. <text:span text:style-name="T5">Salle de réception.</text:span></text:p>
      <text:h text:style-name="P26" text:outline-level="5"/>
      <text:h text:style-name="P26" text:outline-level="5">Parcelle urbaine</text:h>
      <text:h text:style-name="P26" text:outline-level="5">Grange</text:h>
      <text:h text:style-name="P26" text:outline-level="5">Bâtiments de servitude</text:h>
      <text:h text:style-name="P26" text:outline-level="5">Entrepôts</text:h>
      <text:h text:style-name="P26" text:outline-level="5">Ponts</text:h>
      <text:p text:style-name="P23"/>
      <text:h text:style-name="P1" text:outline-level="1">Les arts figurés et décors monumentaux</text:h>
      <text:h text:style-name="P1" text:outline-level="1">1 – La sculpture monumentale</text:h>
      <text:p text:style-name="P23"/>
      <text:h text:style-name="P26" text:outline-level="5">Sculptures </text:h>
      <text:p text:style-name="P23"/>
      <text:h text:style-name="P26" text:outline-level="5">Reliefs (haut-relief, demi-relief, bas-relief) :</text:h>
      <text:p text:style-name="P15"><text:span text:style-name="T2">Haut-relief, demi-relief, bas-relief, </text:span>Ouvrages de sculpture où les personnages, les objets sont plus ou moins en saillie sur le fond. </text:p>
      <text:p text:style-name="P15"/>
      <text:h text:style-name="P26" text:outline-level="5"><text:soft-page-break/>Chapiteaux :</text:h>
      <text:p text:style-name="P15">Partie du haut de la colonne sur laquelle est posée la frise et qui repose sur le fût. Il se dit, dans un sens plus général, de quelques autres ornements d'architecture qui forment la partie supérieure, le couronnement de certaines choses. </text:p>
      <text:p text:style-name="P15"/>
      <text:h text:style-name="P26" text:outline-level="5">Pierre (calcaire, marbre, granit, etc…)</text:h>
      <text:h text:style-name="P26" text:outline-level="5">Bois</text:h>
      <text:h text:style-name="P26" text:outline-level="5"/>
      <text:h text:style-name="P26" text:outline-level="5">Stuc :</text:h>
      <text:p text:style-name="P15">Sorte d'enduit fait ordinairement de marbre blanc pulvérisé, mêlé avec de la chaux et de la craie, dont on fait des ornements d'architecture et qu'on emploie aussi pour imiter le marbre. </text:p>
      <text:h text:style-name="P26" text:outline-level="5"/>
      <text:h text:style-name="P26" text:outline-level="5">Ciseaux / maillet :</text:h>
      <text:p text:style-name="P16">Instrument plat, qui tranche par un des bouts et qui sert à travailler le bois, le fer, la pierre /</text:p>
      <text:p text:style-name="P16">Sorte de marteau à deux têtes, qui est ordinairement de bois. <text:s/></text:p>
      <text:h text:style-name="P26" text:outline-level="5"/>
      <text:h text:style-name="P26" text:outline-level="5">Moulures :</text:h>
      <text:p text:style-name="P15">Ornement allongé formant saillie ou taillé en creux dans un ouvrage d'architecture. </text:p>
      <text:h text:style-name="P26" text:outline-level="5"/>
      <text:h text:style-name="P26" text:outline-level="5">Modénature :</text:h>
      <text:p text:style-name="P15">Ensemble des moulures d'une corniche, caractérisées par leur profil et leur proportion. </text:p>
      <text:p text:style-name="P15"/>
      <text:h text:style-name="P1" text:outline-level="1">2 – La peinture murale </text:h>
      <text:p text:style-name="P23"/>
      <text:h text:style-name="P26" text:outline-level="5">Fresque :</text:h>
      <text:p text:style-name="P15">Emprunté de l'italien <text:span text:style-name="T2">fresco, </text:span>« frais ». Manière de peindre, avec des couleurs délayées dans l'eau, sur un support mural fraîchement enduit. </text:p>
      <text:h text:style-name="P26" text:outline-level="5"/>
      <text:h text:style-name="P26" text:outline-level="5">Techniques mixtes (avec ou sans enduit, colle)</text:h>
      <text:h text:style-name="P26" text:outline-level="5">Pigments</text:h>
      <text:h text:style-name="P26" text:outline-level="5">Enduit</text:h>
      <text:h text:style-name="P26" text:outline-level="5">Dessin préparatoire (sinopia)</text:h>
      <text:h text:style-name="P26" text:outline-level="5">Polychromie/décor polychrome </text:h>
      <text:p text:style-name="P23"/>
      <text:h text:style-name="P1" text:outline-level="1">3 – La mosaïque </text:h>
      <text:p text:style-name="P23"/>
      <text:h text:style-name="P26" text:outline-level="5">Tesselles (pierre, terre cuite, matériaux précieux)</text:h>
      <text:h text:style-name="P26" text:outline-level="5">Mosaïque pariétale <text:span text:style-name="T6">(sur parois)</text:span></text:h>
      <text:h text:style-name="P26" text:outline-level="5">Mosaïque de sol</text:h>
      <text:h text:style-name="P26" text:outline-level="5">Opus sectile (pavement de pierres non figuratif) </text:h>
      <text:p text:style-name="P23"/>
      <text:h text:style-name="P2" text:outline-level="1"><text:span text:style-name="T6">4</text:span> – L<text:span text:style-name="T6">e vitrail : </text:span></text:h>
      <text:p text:style-name="P24">Panneau de verres assemblés par compartiments, enchâssés dans des cadres de plomb et qui le plus souvent forment une décoration ou représentent un sujet. </text:p>
      <text:p text:style-name="P24"/>
      <text:h text:style-name="P26" text:outline-level="5">Mobilier/immobilier</text:h>
      <text:h text:style-name="P26" text:outline-level="5">Verre/Vitrage</text:h>
      <text:h text:style-name="P26" text:outline-level="5">Patron/dessin</text:h>
      <text:h text:style-name="P26" text:outline-level="5">Armature</text:h>
      <text:h text:style-name="P26" text:outline-level="5">Réseaux de plomb</text:h>
      <text:h text:style-name="P26" text:outline-level="5">Panneaux</text:h>
      <text:h text:style-name="P26" text:outline-level="5">Baie :</text:h>
      <text:p text:style-name="P15">Ouverture qu'on pratique dans un mur ou dans un assemblage de charpente pour faire une porte, une fenêtre.</text:p>
      <text:p text:style-name="P15"><text:soft-page-break/></text:p>
      <text:h text:style-name="P1" text:outline-level="1">Les manuscrits enluminés</text:h>
      <text:h text:style-name="P27" text:outline-level="5">Parchemin :</text:h>
      <text:p text:style-name="P5">Peau d'animal (mouton, chèvre, agneau ou veau généralement), grattée, amincie, rendue imputrescible et doucie à la pierre ponce .</text:p>
      <text:h text:style-name="P26" text:outline-level="5">Papyrus :</text:h>
      <text:p text:style-name="P15">Feuille constituée par la superposition de deux couches pressées de fines bandes de tiges de cette plante, l'une horizontale, l'autre verticale, séchée et poncée.</text:p>
      <text:p text:style-name="P23"/>
      <text:h text:style-name="P26" text:outline-level="5">Rouleaux</text:h>
      <text:p text:style-name="P23"/>
      <text:h text:style-name="P26" text:outline-level="5">Codex :</text:h>
      <text:p text:style-name="P15">Ensemble de feuilles de parchemin reliées pour former un livre. Par méton. Manuscrit ancien se présentant sous cette forme. <text:span text:style-name="T2">Le codex est l'ancêtre du livre. </text:span></text:p>
      <text:h text:style-name="P26" text:outline-level="5"/>
      <text:h text:style-name="P26" text:outline-level="5">Codicologie :</text:h>
      <text:p text:style-name="P15">Science annexe, mais distincte, de la paléographie et ayant pour objet l'étude matérielle des manuscrits en tant qu'objets archéologiques (par l'étude des matériaux servant à la confection du livre manuscrit et leur mise en œuvre). </text:p>
      <text:h text:style-name="P26" text:outline-level="5"/>
      <text:h text:style-name="P26" text:outline-level="5">Scriptorium :</text:h>
      <text:p text:style-name="P15">Atelier des monastères dans lequel travaillaient les copistes /école de scribes ou d'enlumineurs que l'on trouvait notamment au cours du haut Moyen Âge.</text:p>
      <text:h text:style-name="P26" text:outline-level="5"/>
      <text:h text:style-name="P26" text:outline-level="5">Enluminure :</text:h>
      <text:p text:style-name="P15">Ornements, miniatures illustrant les manuscrits.</text:p>
      <text:h text:style-name="P26" text:outline-level="5"/>
      <text:h text:style-name="P26" text:outline-level="5">Scribe/enlumineur (peintre)</text:h>
      <text:h text:style-name="P26" text:outline-level="5">Encres/pigments/calame/pinceau</text:h>
      <text:h text:style-name="P26" text:outline-level="5">Lettrines :</text:h>
      <text:p text:style-name="P15">Lettre de gros corps, ornée ou non, occupant la hauteur de plusieurs lignes au commencement d'un chapitre, d'un paragraphe d'un manuscrit médiéval ou d'un imprimé. </text:p>
      <text:h text:style-name="P1" text:outline-level="1">Le<text:span text:style-name="T7">s objets</text:span> mobiliers</text:h>
      <text:h text:style-name="P26" text:outline-level="5"/>
      <text:h text:style-name="P26" text:outline-level="5">Sarcophage /Stèle funéraire</text:h>
      <text:p text:style-name="P21"><text:span text:style-name="T7">Châsse : g</text:span>rand coffret en pierre, en bois ou en métal souvent richement travaillé et orné, qui renferme la dépouille ou les reliques d'un saint ou d'une sainte. </text:p>
      <text:h text:style-name="P26" text:outline-level="5"/>
      <text:h text:style-name="P26" text:outline-level="5">Statue ou statuette (ronde-bosse) :</text:h>
      <text:p text:style-name="P15">Ouvrage exécuté en plein relief se détachant devant un fond </text:p>
      <text:h text:style-name="P26" text:outline-level="5"/>
      <text:h text:style-name="P26" text:outline-level="5">Fonts baptismaux <text:s/>:</text:h>
      <text:p text:style-name="P15">Petit bassin qui contient l'eau du baptême.</text:p>
      <text:h text:style-name="P26" text:outline-level="5"/>
      <text:h text:style-name="P26" text:outline-level="5">Éléments de clôture liturgique :</text:h>
      <text:p text:style-name="P17">Clôture et séparation interne d'une église.</text:p>
      <text:p text:style-name="P17"/>
      <text:p text:style-name="P23">Mobilier liturgique (croix, coupes, patènes, plats, boîtes, <text:span text:style-name="T7">couronnes votives, encensoirs… </text:span></text:p>
      <text:p text:style-name="P23">Meubles (autels, chaires, coffres, lutrins, ambons)</text:p>
      <text:p text:style-name="P23">Reliquaire (statues ou coffres)</text:p>
      <text:p text:style-name="P23">Tissus et textiles (nappes, tissus précieux, tentures, vêtements <text:span text:style-name="T7">sacerdotaux)</text:span></text:p>
      <text:p text:style-name="P23">Insignes et armes (crosses d’évêques ou d’abbés, épées, <text:span text:style-name="T7">boucliers, casques…)</text:span></text:p>
      <text:p text:style-name="P23">Bijoux</text:p>
      <text:p text:style-name="P23">Panneaux de portes</text:p>
      <text:p text:style-name="P23"><text:soft-page-break/>Instruments de musique</text:p>
      <text:p text:style-name="P23">Ferronneries….</text:p>
      <text:p text:style-name="P23"/>
      <text:h text:style-name="Heading_20_1" text:outline-level="1">Orfèvrerie, métallurgie et arts précieux </text:h>
      <text:p text:style-name="Text_20_body"/>
      <text:h text:style-name="Heading_20_5" text:outline-level="5">Ivoires</text:h>
      <text:h text:style-name="Heading_20_5" text:outline-level="5">Joaillerie et pierres précieuses</text:h>
      <text:h text:style-name="Heading_20_5" text:outline-level="5">Email/émaux :</text:h>
      <text:p text:style-name="P11">Matière incolore, transparente ou opaque, obtenue par la vitrification de divers minéraux, qui peut être colorée par des oxydes métalliques et qu'on applique par fusion sur certains ouvrages de métal, de terre cuite, de verre, pour les orner. </text:p>
      <text:h text:style-name="Heading_20_5" text:outline-level="5">Verre</text:h>
      <text:h text:style-name="Heading_20_5" text:outline-level="5">Métaux (or, argent, cuivre, bronze)</text:h>
      <text:h text:style-name="Heading_20_5" text:outline-level="5">Filigrane :</text:h>
      <text:p text:style-name="P11">Ligne, dessin, motif ou inscription qu'on fixe sur la forme à fabriquer le papier, et dont l'empreinte reste visible par transparence dans le corps du papier <text:span text:style-name="T9">(billet de banque).</text:span></text:p>
      <text:h text:style-name="Heading_20_5" text:outline-level="5">Niellage :</text:h>
      <text:p text:style-name="P11">Technique d'incrustation des métaux avec une sorte d'émail noir.</text:p>
      <text:h text:style-name="Heading_20_5" text:outline-level="5">Damasquinage :</text:h>
      <text:p text:style-name="P12">Ornementation rappelant les incrustations sur métal. </text:p>
      <text:p text:style-name="P12"><text:span text:style-name="T8">inf. </text:span>Incruster à froid, au marteau, de petits filets (d'argent, d'or, de cuivre) formant décor, dans un autre métal (fer, acier, cuivre) </text:p>
      <text:h text:style-name="Heading_20_5" text:outline-level="5">Champlevé :</text:h>
      <text:p text:style-name="P11">Forme d'émaillage qui consiste à déposer des couleurs différentes dans des cavités, auparavant creusées dans la surface du métal </text:p>
      <text:h text:style-name="Heading_20_5" text:outline-level="5">Cloisonné :</text:h>
      <text:p text:style-name="P11">Qui a une ou plusieurs séparations dans son intérieur. </text:p>
      <text:h text:style-name="Heading_20_5" text:outline-level="5">Camées :</text:h>
      <text:p text:style-name="P11">Pierre composée de différentes couches de diverses couleurs superposées et sculptée en relief. </text:p>
      <text:h text:style-name="Heading_20_5" text:outline-level="5">Intailles :</text:h>
      <text:p text:style-name="P11">Pierre<text:span text:style-name="T8">s</text:span> précieuse<text:span text:style-name="T8">s</text:span> ou Pierre<text:span text:style-name="T8">s</text:span> dure<text:span text:style-name="T8">s</text:span> gravée<text:span text:style-name="T8">s</text:span> en cr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31S</meta:editing-duration>
    <meta:editing-cycles>6</meta:editing-cycles>
    <meta:generator>LibreOffice/4.4.5.2$Windows_x86 LibreOffice_project/a22f674fd25a3b6f45bdebf25400ed2adff0ff99</meta:generator>
    <dc:date>2017-09-23T19:49:55.435000000</dc:date>
    <meta:document-statistic meta:table-count="0" meta:image-count="0" meta:object-count="0" meta:page-count="5" meta:paragraph-count="154" meta:word-count="1254" meta:character-count="8329" meta:non-whitespace-character-count="7173"/>
    <meta:user-defined meta:name="Info 1"/>
    <meta:user-defined meta:name="Info 2"/>
    <meta:user-defined meta:name="Info 3"/>
    <meta:user-defined meta:name="Info 4"/>
  </office:meta>
</office:document-meta>
</file>